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6.63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Restructure of files</text:p>
          </table:table-cell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Refine process of work (documentation)</text:p>
          </table:table-cell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Specify features for v0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0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8S</meta:editing-duration>
    <meta:editing-cycles>5</meta:editing-cycles>
    <meta:generator>OpenOffice/4.0.1$Win32 OpenOffice.org_project/401m5$Build-9714</meta:generator>
    <dc:date>2015-06-27T10:02:35.26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